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cac" officeooo:paragraph-rsid="0014f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es:</text:p>
      <text:p text:style-name="P1"/>
      <text:p text:style-name="P1">Menu – Main menu</text:p>
      <text:p text:style-name="P1">Game – Main game</text:p>
      <text:p text:style-name="P1">Hospital – Comes after, pays hospital bills, recieves mail from insurance company</text:p>
      <text:p text:style-name="P1">Shop – Buy cars and insurance (car, health) and saftey equipment</text:p>
      <text:p text:style-name="P1">Gameover – Dea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7:10:52.899377114</meta:creation-date>
    <dc:date>2017-04-09T17:13:26.528483058</dc:date>
    <meta:editing-duration>PT2M34S</meta:editing-duration>
    <meta:editing-cycles>1</meta:editing-cycles>
    <meta:document-statistic meta:table-count="0" meta:image-count="0" meta:object-count="0" meta:page-count="1" meta:paragraph-count="6" meta:word-count="30" meta:character-count="200" meta:non-whitespace-character-count="171"/>
    <meta:generator>LibreOffice/5.1.6.2$Linux_X86_64 LibreOffice_project/10m0$Build-2</meta:generator>
  </office:meta>
</office:document-meta>
</file>